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c51" officeooo:paragraph-rsid="00071c51"/>
    </style:style>
    <style:style style:name="P2" style:family="paragraph" style:parent-style-name="Standard">
      <style:text-properties officeooo:rsid="00079136" officeooo:paragraph-rsid="00071c51"/>
    </style:style>
    <style:style style:name="P3" style:family="paragraph" style:parent-style-name="Standard">
      <style:text-properties officeooo:rsid="00079136" officeooo:paragraph-rsid="00079136"/>
    </style:style>
    <style:style style:name="P4" style:family="paragraph" style:parent-style-name="Standard">
      <style:paragraph-properties fo:margin-left="11.255cm" fo:margin-right="0cm" fo:text-indent="0cm" style:auto-text-indent="false"/>
      <style:text-properties officeooo:rsid="00071c51" officeooo:paragraph-rsid="00071c51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71c51" officeooo:paragraph-rsid="00071c5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71c51" officeooo:paragraph-rsid="000b0f0e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officeooo:rsid="00079136" officeooo:paragraph-rsid="00079136" style:font-size-asian="11pt" style:font-size-complex="11pt"/>
    </style:style>
    <style:style style:name="P9" style:family="paragraph" style:parent-style-name="Footnote">
      <style:text-properties officeooo:rsid="000a4752" officeooo:paragraph-rsid="000a4752"/>
    </style:style>
    <style:style style:name="T1" style:family="text">
      <style:text-properties officeooo:rsid="0007913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8f9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ub Divisional Office</text:p>
      <text:p text:style-name="P1">14, Darya Ganj, </text:p>
      <text:p text:style-name="P1">New Delhi – 110002</text:p>
      <text:p text:style-name="P1"/>
      <text:p text:style-name="P3"/>
      <text:p text:style-name="P3">August 10, 2016</text:p>
      <text:p text:style-name="P3"/>
      <text:p text:style-name="P4"/>
      <text:p text:style-name="P4">4317/3 Ansari Road</text:p>
      <text:p text:style-name="P4">Darya Ganj,</text:p>
      <text:p text:style-name="P4">New Delhi – 110002</text:p>
      <text:p text:style-name="P4"/>
      <text:p text:style-name="P4"/>
      <text:p text:style-name="P2"/>
      <text:p text:style-name="P2"/>
      <text:p text:style-name="P1"/>
      <text:p text:style-name="P1">Subject: Request for a ‘no <text:span text:style-name="T3">crime </text:span>conviction’ certificate for further studies</text:p>
      <text:p text:style-name="P1"/>
      <text:p text:style-name="P1"/>
      <text:p text:style-name="P1"/>
      <text:p text:style-name="P1"/>
      <text:p text:style-name="P1"/>
      <text:p text:style-name="P5"/>
      <text:p text:style-name="P5">Dear Sir/Ma’am</text:p>
      <text:p text:style-name="P5"/>
      <text:p text:style-name="P5"/>
      <text:p text:style-name="P5"/>
      <text:p text:style-name="P6">I am required to produce<text:note text:id="ftn0" text:note-class="footnote"><text:note-citation>1</text:note-citation><text:note-body><text:p text:style-name="P9">https://dofi.ibz.be/sites/dvzoe/EN/Application-guides/Pages/Higher_education_or_preparatory_year_Visa.aspx</text:p></text:note-body></text:note> a “certificate attesting to the lack of any convictions for crimes or offences under common law” for pursuing a PhD in Quantum Information. <text:span text:style-name="T1">Your office is the competent authority in our country and I kindly request you to issue the same. It would be very helpful if it can be made available within a week as various pre requistie formalities depend on this and I am required to leave for the same in September.</text:span></text:p>
      <text:p text:style-name="P5"/>
      <text:p text:style-name="P7"/>
      <text:p text:style-name="P7"/>
      <text:p text:style-name="P7"/>
      <text:p text:style-name="P7"/>
      <text:p text:style-name="P7"/>
      <text:p text:style-name="P5"/>
      <text:p text:style-name="P7">Sincerely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tul Singh Arora</text:p>
      <text:p text:style-name="P7"/>
      <text:p text:style-name="P7"><text:span text:style-name="T2">email: </text:span><text:a xlink:type="simple" xlink:href="mailto:to.AtulArora@gmail.com" text:style-name="Internet_20_link" text:visited-style-name="Visited_20_Internet_20_Link"><text:span text:style-name="T2">to.AtulArora@gmail.com</text:span></text:a></text:p>
      <text:p text:style-name="P8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1:15:54.325054790</dc:date>
    <meta:editing-duration>PT11M34S</meta:editing-duration>
    <meta:editing-cycles>5</meta:editing-cycles>
    <meta:generator>LibreOffice/5.1.3.2$Linux_X86_64 LibreOffice_project/10m0$Build-2</meta:generator>
    <meta:document-statistic meta:table-count="0" meta:image-count="0" meta:object-count="0" meta:page-count="1" meta:paragraph-count="15" meta:word-count="123" meta:character-count="826" meta:non-whitespace-character-count="715"/>
  </office:meta>
</office:document-meta>
</file>